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textarea-horizontal-align="center"/>
    </style:style>
    <style:style style:name="gr2" style:family="graphic" style:parent-style-name="objectwithoutfill">
      <style:graphic-properties draw:marker-end="Arrow" draw:marker-end-width="0.254cm" draw:fill="none" draw:textarea-horizontal-align="center"/>
    </style:style>
    <style:style style:name="gr3" style:family="graphic" style:parent-style-name="objectwithoutfill">
      <style:graphic-properties draw:marker-end="Arrow" draw:marker-end-width="0.25cm" draw:fill="none" draw:textarea-horizontal-align="center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8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9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025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191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27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63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974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96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5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65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42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9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98cm"/>
    </style:style>
    <style:style style:name="gr21" style:family="graphic" style:parent-style-name="objectwithoutfill">
      <style:graphic-properties draw:fill="none" draw:textarea-horizontal-align="center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83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665cm"/>
    </style:style>
    <style:style style:name="gr25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6" style:family="graphic" style:parent-style-name="objectwithoutfill">
      <style:graphic-properties draw:marker-end="Arrow" draw:marker-end-width="0.15cm" draw:fill="none" draw:textarea-horizontal-align="center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45cm"/>
    </style:style>
    <style:style style:name="gr28" style:family="graphic" style:parent-style-name="objectwithoutfill">
      <style:graphic-properties svg:stroke-width="0.028cm" draw:marker-start-width="0.384cm" draw:marker-end-width="0.384cm" draw:fill="none" draw:textarea-horizontal-align="center" fo:padding-top="0.039cm" fo:padding-bottom="0.039cm" fo:padding-left="0.065cm" fo:padding-right="0.065cm"/>
    </style:style>
    <style:style style:name="gr29" style:family="graphic" style:parent-style-name="objectwithoutfill">
      <style:graphic-properties draw:marker-end="Arrow" draw:marker-end-width="0.25cm" draw:marker-end-center="true" draw:fill="none" draw:textarea-horizontal-align="center"/>
    </style:style>
    <style:style style:name="gr30" style:family="graphic" style:parent-style-name="objectwithoutfill">
      <style:graphic-properties draw:marker-end="Arrow" draw:marker-end-width="0.3cm" draw:fill="none" draw:textarea-horizontal-align="center"/>
    </style:style>
    <style:style style:name="gr31" style:family="graphic" style:parent-style-name="standard">
      <style:graphic-properties draw:stroke="none" fo:min-height="0.395cm" fo:min-width="1.407cm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86cm" fo:min-width="2.03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381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77cm" fo:min-width="0.866cm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77cm" fo:min-width="0.904cm"/>
    </style:style>
    <style:style style:name="gr38" style:family="graphic" style:parent-style-name="objectwithoutfill">
      <style:graphic-properties draw:marker-start="Arrow" draw:marker-start-width="0.25cm" draw:marker-start-center="true" draw:marker-end="" draw:marker-end-width="0.25cm" draw:marker-end-center="true" draw:fill="none" draw:textarea-horizontal-align="center"/>
    </style:style>
    <style:style style:name="gr39" style:family="graphic" style:parent-style-name="objectwithoutfill">
      <style:graphic-properties svg:stroke-width="0.05cm" draw:marker-start-width="0.45cm" draw:marker-end="Arrow" draw:marker-end-width="0.35cm" draw:fill="none" draw:textarea-horizontal-align="center" fo:padding-top="0.05cm" fo:padding-bottom="0.05cm" fo:padding-left="0.076cm" fo:padding-right="0.076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2.09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5cm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077cm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0.899cm"/>
    </style:style>
    <style:style style:name="gr44" style:family="graphic" style:parent-style-name="standard">
      <style:graphic-properties svg:stroke-width="0.102cm" draw:marker-start-width="0.452cm" draw:marker-end-width="0.452cm" draw:fill="none" draw:fill-color="#ffffff" draw:textarea-horizontal-align="center" fo:padding-top="0.175cm" fo:padding-bottom="0.175cm" fo:padding-left="0.2cm" fo:padding-right="0.2cm"/>
    </style:style>
    <style:style style:name="gr45" style:family="graphic" style:parent-style-name="objectwithoutfill">
      <style:graphic-properties draw:marker-start="Arrow" draw:marker-end="" draw:marker-end-width="0.3cm" draw:fill="none" draw:textarea-horizontal-align="center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8pt" fo:font-weight="normal" style:font-size-asian="8pt" style:font-weight-asian="normal" style:font-size-complex="8pt" style:font-weight-complex="normal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line-height="100%" fo:text-align="start"/>
    </style:style>
    <style:style style:name="P11" style:family="paragraph">
      <style:paragraph-properties fo:line-height="100%" fo:text-align="start"/>
      <style:text-properties fo:font-size="6pt" fo:font-weight="normal" style:font-size-asian="6pt" style:font-weight-asian="normal" style:font-size-complex="6pt" style:font-weight-complex="normal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font-size="6pt" fo:font-weight="normal" style:font-size-asian="6pt" style:font-weight-asian="normal" style:font-size-complex="6pt" style:font-weight-complex="normal"/>
    </style:style>
    <style:style style:name="P14" style:family="paragraph"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layer="layout" svg:width="0.609cm" svg:height="0.355cm" svg:x="4.667cm" svg:y="7.025cm">
          <text:p/>
        </draw:rect>
        <draw:line draw:style-name="gr2" draw:layer="layout" svg:x1="4.542cm" svg:y1="4.596cm" svg:x2="4.538cm" svg:y2="1.617cm">
          <text:p/>
        </draw:line>
        <draw:connector draw:style-name="gr3" draw:layer="layout" draw:line-skew="-1.69cm" svg:x1="5.276cm" svg:y1="5.602cm" svg:x2="13.068cm" svg:y2="5.003cm" draw:start-shape="id1" draw:start-glue-point="1" draw:end-shape="id2" draw:end-glue-point="3" svg:d="M5276 5602h2206v-599h5586">
          <text:p/>
        </draw:connector>
        <draw:rect draw:style-name="gr1" xml:id="id1" draw:id="id1" draw:layer="layout" svg:width="0.609cm" svg:height="0.355cm" svg:x="4.667cm" svg:y="5.425cm">
          <text:p/>
        </draw:rect>
        <draw:rect draw:style-name="gr1" draw:layer="layout" svg:width="0.661cm" svg:height="0.203cm" svg:x="13.026cm" svg:y="1.311cm">
          <text:p/>
        </draw:rect>
        <draw:frame draw:style-name="gr4" draw:text-style-name="P1" draw:layer="layout" svg:width="1.8cm" svg:height="0.9cm" svg:x="0.85cm" svg:y="1.15cm">
          <draw:text-box>
            <text:p><text:span text:style-name="T1">TSIF</text:span></text:p>
          </draw:text-box>
        </draw:frame>
        <draw:g>
          <draw:polyline draw:style-name="gr5" draw:layer="layout" svg:width="0.249cm" svg:height="0.499cm" svg:x="0.8cm" svg:y="13cm" svg:viewBox="0 0 250 500" draw:points="0,0 250,250 0,500">
            <text:p/>
          </draw:polyline>
          <draw:frame draw:style-name="gr6" draw:text-style-name="P2" draw:layer="layout" svg:width="1.391cm" svg:height="0.445cm" svg:x="1.159cm" svg:y="13.008cm">
            <draw:text-box>
              <text:p><text:span text:style-name="T2">piShlClk</text:span></text:p>
            </draw:text-box>
          </draw:frame>
        </draw:g>
        <draw:g>
          <draw:frame draw:style-name="gr7" draw:text-style-name="P2" draw:layer="layout" svg:width="1.408cm" svg:height="0.445cm" svg:x="1.145cm" svg:y="12.508cm">
            <draw:text-box>
              <text:p><text:span text:style-name="T2">piShlRst</text:span></text:p>
            </draw:text-box>
          </draw:frame>
          <draw:line draw:style-name="gr8" draw:layer="layout" svg:x1="0.8cm" svg:y1="12.75cm" svg:x2="1.05cm" svg:y2="12.75cm">
            <text:p/>
          </draw:line>
        </draw:g>
        <draw:polyline draw:style-name="gr9" draw:layer="layout" svg:width="0.003cm" svg:height="4.732cm" svg:x="3.252cm" svg:y="8.677cm" svg:viewBox="0 0 4 4733" draw:points="0,4733 4,1258 4,0">
          <text:p/>
        </draw:polyline>
        <draw:polyline draw:style-name="gr2" draw:layer="layout" svg:width="0.021cm" svg:height="4.732cm" svg:x="3.734cm" svg:y="8.677cm" svg:viewBox="0 0 22 4733" draw:points="0,4733 22,1258 22,0">
          <text:p/>
        </draw:polyline>
        <draw:polyline draw:style-name="gr9" draw:layer="layout" svg:width="0.002cm" svg:height="4.733cm" svg:x="17.293cm" svg:y="8.778cm" svg:viewBox="0 0 3 4734" draw:points="3,0 3,2544 0,4734">
          <text:p/>
        </draw:polyline>
        <draw:polyline draw:style-name="gr2" draw:layer="layout" svg:width="0.013cm" svg:height="4.707cm" svg:x="16.796cm" svg:y="8.778cm" svg:viewBox="0 0 14 4708" draw:points="0,0 0,2544 14,4708">
          <text:p/>
        </draw:polyline>
        <draw:polyline draw:style-name="gr9" draw:layer="layout" svg:width="0.026cm" svg:height="3.031cm" svg:x="3.956cm" svg:y="1.59cm" svg:viewBox="0 0 27 3032" draw:points="27,3032 0,602 0,0">
          <text:p/>
        </draw:polyline>
        <draw:polyline draw:style-name="gr9" draw:layer="layout" svg:width="0.018cm" svg:height="3.03cm" svg:x="16.956cm" svg:y="1.641cm" svg:viewBox="0 0 19 3031" draw:points="7,0 0,1219 19,3031">
          <text:p/>
        </draw:polyline>
        <draw:polyline draw:style-name="gr2" draw:layer="layout" svg:width="0cm" svg:height="2.512cm" svg:x="5.756cm" svg:y="10.998cm" svg:viewBox="0 0 0 2513" draw:points="0,2513 0,819 0,0">
          <text:p/>
        </draw:polyline>
        <draw:polyline draw:style-name="gr2" draw:layer="layout" svg:width="0.005cm" svg:height="2.513cm" svg:x="6.316cm" svg:y="10.998cm" svg:viewBox="0 0 6 2514" draw:points="0,0 0,1764 6,2514">
          <text:p/>
        </draw:polyline>
        <draw:polyline draw:style-name="gr2" draw:layer="layout" svg:width="0.01cm" svg:height="3.508cm" svg:x="13.585cm" svg:y="9.952cm" svg:viewBox="0 0 11 3509" draw:points="11,0 11,1723 0,3509">
          <text:p/>
        </draw:polyline>
        <draw:polyline draw:style-name="gr2" draw:layer="layout" svg:width="0.002cm" svg:height="5.968cm" svg:x="8.756cm" svg:y="7.441cm" svg:viewBox="0 0 3 5969" draw:points="3,5969 0,1287 3,0">
          <text:p/>
        </draw:polyline>
        <draw:polyline draw:style-name="gr2" draw:layer="layout" svg:width="0.022cm" svg:height="6.547cm" svg:x="11.174cm" svg:y="6.938cm" svg:viewBox="0 0 23 6548" draw:points="0,0 0,3776 23,6548">
          <text:p/>
        </draw:polyline>
        <draw:frame draw:style-name="gr10" draw:text-style-name="P2" draw:layer="layout" svg:width="2.127cm" svg:height="0.445cm" svg:x="8.486cm" svg:y="12.469cm">
          <draw:text-box>
            <text:p><text:span text:style-name="T2">siSHL_Notif</text:span></text:p>
          </draw:text-box>
        </draw:frame>
        <draw:frame draw:style-name="gr11" draw:text-style-name="P2" draw:layer="layout" svg:width="2.293cm" svg:height="0.445cm" svg:x="10.918cm" svg:y="12.469cm">
          <draw:text-box>
            <text:p><text:span text:style-name="T2">soSHL_DReq</text:span></text:p>
          </draw:text-box>
        </draw:frame>
        <draw:frame draw:style-name="gr12" draw:text-style-name="P2" draw:layer="layout" svg:width="2.529cm" svg:height="0.445cm" svg:x="5.518cm" svg:y="11.428cm">
          <draw:text-box>
            <text:p><text:span text:style-name="T2">siSHL_LsnRep</text:span></text:p>
          </draw:text-box>
        </draw:frame>
        <draw:frame draw:style-name="gr13" draw:text-style-name="P2" draw:layer="layout" svg:width="2.732cm" svg:height="0.445cm" svg:x="6.001cm" svg:y="11.861cm">
          <draw:text-box>
            <text:p><text:span text:style-name="T2">soSHL_LsnReq</text:span></text:p>
          </draw:text-box>
        </draw:frame>
        <draw:frame draw:style-name="gr14" draw:text-style-name="P2" draw:layer="layout" svg:width="2.076cm" svg:height="0.445cm" svg:x="3.462cm" svg:y="12.808cm">
          <draw:text-box>
            <text:p><text:span text:style-name="T2">siSHL_Meta</text:span></text:p>
          </draw:text-box>
        </draw:frame>
        <draw:frame draw:style-name="gr15" draw:text-style-name="P2" draw:layer="layout" svg:width="2.062cm" svg:height="0.445cm" svg:x="2.963cm" svg:y="12.408cm">
          <draw:text-box>
            <text:p><text:span text:style-name="T2">siSHL_Data</text:span></text:p>
          </draw:text-box>
        </draw:frame>
        <draw:polyline draw:style-name="gr2" draw:layer="layout" svg:width="0.01cm" svg:height="3.461cm" svg:x="14.056cm" svg:y="9.948cm" svg:viewBox="0 0 11 3462" draw:points="11,3462 0,833 0,0">
          <text:p/>
        </draw:polyline>
        <draw:line draw:style-name="gr2" draw:layer="layout" svg:x1="5.025cm" svg:y1="4.622cm" svg:x2="5.038cm" svg:y2="1.616cm">
          <text:p/>
        </draw:line>
        <draw:line draw:style-name="gr2" draw:layer="layout" svg:x1="17.473cm" svg:y1="1.641cm" svg:x2="17.509cm" svg:y2="4.647cm">
          <text:p/>
        </draw:line>
        <draw:frame draw:style-name="gr16" draw:text-style-name="P2" draw:layer="layout" svg:width="3.017cm" svg:height="0.445cm" svg:x="3.628cm" svg:y="2.063cm">
          <draw:text-box>
            <text:p><text:span text:style-name="T2">soTAF_Data</text:span></text:p>
          </draw:text-box>
        </draw:frame>
        <draw:frame draw:style-name="gr17" draw:text-style-name="P2" draw:layer="layout" svg:width="2.567cm" svg:height="0.445cm" svg:x="4.029cm" svg:y="2.564cm">
          <draw:text-box>
            <text:p><text:span text:style-name="T2"><text:s/></text:span><text:span text:style-name="T2">soTAF_SessId</text:span></text:p>
          </draw:text-box>
        </draw:frame>
        <draw:frame draw:style-name="gr16" draw:text-style-name="P2" draw:layer="layout" svg:width="3.017cm" svg:height="0.445cm" svg:x="16.627cm" svg:y="1.963cm">
          <draw:text-box>
            <text:p><text:span text:style-name="T2">siTAF_Data</text:span></text:p>
          </draw:text-box>
        </draw:frame>
        <draw:frame draw:style-name="gr18" draw:text-style-name="P2" draw:layer="layout" svg:width="2.444cm" svg:height="0.445cm" svg:x="17.228cm" svg:y="2.464cm">
          <draw:text-box>
            <text:p><text:span text:style-name="T2">siTAF_SessId</text:span></text:p>
          </draw:text-box>
        </draw:frame>
        <draw:line draw:style-name="gr2" draw:layer="layout" svg:x1="17.826cm" svg:y1="13.41cm" svg:x2="17.776cm" svg:y2="8.702cm">
          <text:p/>
        </draw:line>
        <draw:frame draw:style-name="gr16" draw:text-style-name="P2" draw:layer="layout" svg:width="3.017cm" svg:height="0.445cm" svg:x="16.461cm" svg:y="9.207cm">
          <draw:text-box>
            <text:p><text:span text:style-name="T2">soSHL_SndReq</text:span></text:p>
          </draw:text-box>
        </draw:frame>
        <draw:frame draw:style-name="gr19" draw:text-style-name="P2" draw:layer="layout" svg:width="3.021cm" svg:height="0.445cm" svg:x="17.061cm" svg:y="9.608cm">
          <draw:text-box>
            <text:p><text:span text:style-name="T2">soSHL_Data</text:span></text:p>
          </draw:text-box>
        </draw:frame>
        <draw:frame draw:style-name="gr20" draw:text-style-name="P2" draw:layer="layout" svg:width="2.5cm" svg:height="0.445cm" svg:x="17.562cm" svg:y="10.009cm">
          <draw:text-box>
            <text:p><text:span text:style-name="T2">siSHL_SndRep</text:span></text:p>
          </draw:text-box>
        </draw:frame>
        <draw:g>
          <draw:line draw:style-name="gr21" draw:layer="layout" svg:x1="3.587cm" svg:y1="12.265cm" svg:x2="4.044cm" svg:y2="12.036cm">
            <text:p/>
          </draw:line>
          <draw:frame draw:style-name="gr22" draw:text-style-name="P3" draw:layer="layout" svg:width="0.417cm" svg:height="0.369cm" svg:x="3.762cm" svg:y="11.643cm">
            <draw:text-box>
              <text:p><text:span text:style-name="T3">16</text:span></text:p>
            </draw:text-box>
          </draw:frame>
        </draw:g>
        <draw:g>
          <draw:line draw:style-name="gr21" draw:layer="layout" svg:x1="3.087cm" svg:y1="12.266cm" svg:x2="3.544cm" svg:y2="12.037cm">
            <text:p/>
          </draw:line>
          <draw:frame draw:style-name="gr22" draw:text-style-name="P3" draw:layer="layout" svg:width="0.417cm" svg:height="0.369cm" svg:x="3.262cm" svg:y="11.644cm">
            <draw:text-box>
              <text:p><text:span text:style-name="T3">64</text:span></text:p>
            </draw:text-box>
          </draw:frame>
        </draw:g>
        <draw:g>
          <draw:line draw:style-name="gr21" draw:layer="layout" svg:x1="4.287cm" svg:y1="4.466cm" svg:x2="4.744cm" svg:y2="4.237cm">
            <text:p/>
          </draw:line>
          <draw:frame draw:style-name="gr22" draw:text-style-name="P3" draw:layer="layout" svg:width="0.417cm" svg:height="0.369cm" svg:x="4.462cm" svg:y="3.844cm">
            <draw:text-box>
              <text:p><text:span text:style-name="T3">16</text:span></text:p>
            </draw:text-box>
          </draw:frame>
        </draw:g>
        <draw:g>
          <draw:line draw:style-name="gr21" draw:layer="layout" svg:x1="3.787cm" svg:y1="4.467cm" svg:x2="4.244cm" svg:y2="4.238cm">
            <text:p/>
          </draw:line>
          <draw:frame draw:style-name="gr22" draw:text-style-name="P3" draw:layer="layout" svg:width="0.417cm" svg:height="0.369cm" svg:x="3.962cm" svg:y="3.845cm">
            <draw:text-box>
              <text:p><text:span text:style-name="T3">64</text:span></text:p>
            </draw:text-box>
          </draw:frame>
        </draw:g>
        <draw:g>
          <draw:line draw:style-name="gr21" draw:layer="layout" svg:x1="17.287cm" svg:y1="4.067cm" svg:x2="17.744cm" svg:y2="3.838cm">
            <text:p/>
          </draw:line>
          <draw:frame draw:style-name="gr22" draw:text-style-name="P3" draw:layer="layout" svg:width="0.417cm" svg:height="0.369cm" svg:x="17.462cm" svg:y="3.445cm">
            <draw:text-box>
              <text:p><text:span text:style-name="T3">16</text:span></text:p>
            </draw:text-box>
          </draw:frame>
        </draw:g>
        <draw:g>
          <draw:line draw:style-name="gr21" draw:layer="layout" svg:x1="16.787cm" svg:y1="4.068cm" svg:x2="17.244cm" svg:y2="3.839cm">
            <text:p/>
          </draw:line>
          <draw:frame draw:style-name="gr22" draw:text-style-name="P3" draw:layer="layout" svg:width="0.417cm" svg:height="0.369cm" svg:x="16.962cm" svg:y="3.446cm">
            <draw:text-box>
              <text:p><text:span text:style-name="T3">64</text:span></text:p>
            </draw:text-box>
          </draw:frame>
        </draw:g>
        <draw:g>
          <draw:line draw:style-name="gr21" draw:layer="layout" svg:x1="17.667cm" svg:y1="12.841cm" svg:x2="18.124cm" svg:y2="12.612cm">
            <text:p/>
          </draw:line>
          <draw:frame draw:style-name="gr22" draw:text-style-name="P3" draw:layer="layout" svg:width="0.417cm" svg:height="0.369cm" svg:x="17.842cm" svg:y="12.219cm">
            <draw:text-box>
              <text:p><text:span text:style-name="T3">56</text:span></text:p>
            </draw:text-box>
          </draw:frame>
        </draw:g>
        <draw:frame draw:style-name="gr23" draw:text-style-name="P2" draw:layer="layout" svg:width="2.585cm" svg:height="0.445cm" svg:x="13.819cm" svg:y="10.928cm">
          <draw:text-box>
            <text:p><text:span text:style-name="T2">siSHL_OpnRep</text:span></text:p>
          </draw:text-box>
        </draw:frame>
        <draw:frame draw:style-name="gr24" draw:text-style-name="P2" draw:layer="layout" svg:width="2.767cm" svg:height="0.445cm" svg:x="13.319cm" svg:y="10.429cm">
          <draw:text-box>
            <text:p><text:span text:style-name="T2">soSHL_OpnReq</text:span></text:p>
          </draw:text-box>
        </draw:frame>
        <draw:g>
          <draw:line draw:style-name="gr21" draw:layer="layout" svg:x1="13.887cm" svg:y1="12.866cm" svg:x2="14.344cm" svg:y2="12.637cm">
            <text:p/>
          </draw:line>
          <draw:frame draw:style-name="gr22" draw:text-style-name="P3" draw:layer="layout" svg:width="0.417cm" svg:height="0.369cm" svg:x="14.062cm" svg:y="12.244cm">
            <draw:text-box>
              <text:p><text:span text:style-name="T3">24</text:span></text:p>
            </draw:text-box>
          </draw:frame>
        </draw:g>
        <draw:g>
          <draw:line draw:style-name="gr21" draw:layer="layout" svg:x1="13.387cm" svg:y1="12.867cm" svg:x2="13.844cm" svg:y2="12.638cm">
            <text:p/>
          </draw:line>
          <draw:frame draw:style-name="gr22" draw:text-style-name="P3" draw:layer="layout" svg:width="0.417cm" svg:height="0.369cm" svg:x="13.562cm" svg:y="12.245cm">
            <draw:text-box>
              <text:p><text:span text:style-name="T3">48</text:span></text:p>
            </draw:text-box>
          </draw:frame>
        </draw:g>
        <draw:rect draw:style-name="gr25" draw:text-style-name="P5" draw:layer="layout" svg:width="4.254cm" svg:height="1.506cm" svg:x="7.934cm" svg:y="5.96cm">
          <text:p text:style-name="P4"><text:span text:style-name="T4">pRRh</text:span></text:p>
          <text:p text:style-name="P4"><text:span text:style-name="T5"><text:s text:c="4"/></text:span><text:span text:style-name="T5">pReadRequestHandler</text:span><text:span text:style-name="T4"> </text:span></text:p>
        </draw:rect>
        <draw:g>
          <draw:line draw:style-name="gr21" draw:layer="layout" svg:x1="10.987cm" svg:y1="8.467cm" svg:x2="11.444cm" svg:y2="8.238cm">
            <text:p/>
          </draw:line>
          <draw:frame draw:style-name="gr22" draw:text-style-name="P3" draw:layer="layout" svg:width="0.417cm" svg:height="0.369cm" svg:x="11.162cm" svg:y="7.845cm">
            <draw:text-box>
              <text:p><text:span text:style-name="T3">32</text:span></text:p>
            </draw:text-box>
          </draw:frame>
        </draw:g>
        <draw:g>
          <draw:line draw:style-name="gr21" draw:layer="layout" svg:x1="8.587cm" svg:y1="8.468cm" svg:x2="9.044cm" svg:y2="8.239cm">
            <text:p/>
          </draw:line>
          <draw:frame draw:style-name="gr22" draw:text-style-name="P3" draw:layer="layout" svg:width="0.417cm" svg:height="0.369cm" svg:x="8.762cm" svg:y="7.846cm">
            <draw:text-box>
              <text:p><text:span text:style-name="T3">88</text:span></text:p>
            </draw:text-box>
          </draw:frame>
        </draw:g>
        <draw:g>
          <draw:line draw:style-name="gr21" draw:layer="layout" svg:x1="6.087cm" svg:y1="13.067cm" svg:x2="6.544cm" svg:y2="12.838cm">
            <text:p/>
          </draw:line>
          <draw:frame draw:style-name="gr22" draw:text-style-name="P3" draw:layer="layout" svg:width="0.58cm" svg:height="0.369cm" svg:x="6.262cm" svg:y="12.445cm">
            <draw:text-box>
              <text:p><text:span text:style-name="T3"><text:s/></text:span><text:span text:style-name="T3">16</text:span></text:p>
            </draw:text-box>
          </draw:frame>
        </draw:g>
        <draw:g>
          <draw:line draw:style-name="gr21" draw:layer="layout" svg:x1="5.587cm" svg:y1="13.068cm" svg:x2="6.044cm" svg:y2="12.839cm">
            <text:p/>
          </draw:line>
          <draw:frame draw:style-name="gr22" draw:text-style-name="P3" draw:layer="layout" svg:width="0.417cm" svg:height="0.369cm" svg:x="5.762cm" svg:y="12.446cm">
            <draw:text-box>
              <text:p><text:span text:style-name="T3">1</text:span></text:p>
            </draw:text-box>
          </draw:frame>
        </draw:g>
        <draw:g>
          <draw:line draw:style-name="gr21" draw:layer="layout" svg:x1="16.587cm" svg:y1="12.841cm" svg:x2="17.044cm" svg:y2="12.612cm">
            <text:p/>
          </draw:line>
          <draw:frame draw:style-name="gr22" draw:text-style-name="P3" draw:layer="layout" svg:width="0.417cm" svg:height="0.369cm" svg:x="16.762cm" svg:y="12.219cm">
            <draw:text-box>
              <text:p><text:span text:style-name="T3">32</text:span></text:p>
            </draw:text-box>
          </draw:frame>
        </draw:g>
        <draw:g>
          <draw:line draw:style-name="gr21" draw:layer="layout" svg:x1="17.087cm" svg:y1="12.841cm" svg:x2="17.544cm" svg:y2="12.612cm">
            <text:p/>
          </draw:line>
          <draw:frame draw:style-name="gr22" draw:text-style-name="P3" draw:layer="layout" svg:width="0.417cm" svg:height="0.369cm" svg:x="17.262cm" svg:y="12.219cm">
            <draw:text-box>
              <text:p><text:span text:style-name="T3">64</text:span></text:p>
            </draw:text-box>
          </draw:frame>
        </draw:g>
        <draw:line draw:style-name="gr26" draw:layer="layout" svg:x1="6.117cm" svg:y1="8.355cm" svg:x2="6.139cm" svg:y2="9.028cm">
          <text:p/>
        </draw:line>
        <draw:frame draw:style-name="gr27" draw:text-style-name="P3" draw:layer="layout" svg:width="0.747cm" svg:height="0.369cm" svg:x="5.734cm" svg:y="8.036cm">
          <draw:text-box>
            <text:p><text:span text:style-name="T3">port#</text:span></text:p>
          </draw:text-box>
        </draw:frame>
        <draw:polyline draw:style-name="gr28" draw:text-style-name="P6" xml:id="id4" draw:id="id4" draw:layer="layout" svg:width="0.643cm" svg:height="2.191cm" svg:x="1.968cm" svg:y="2.793cm" svg:viewBox="0 0 644 2192" draw:points="0,2159 0,0 619,8 644,2192">
          <text:p><text:span text:style-name="T6">S</text:span></text:p>
          <text:p><text:span text:style-name="T6">i</text:span></text:p>
          <text:p><text:span text:style-name="T6">n</text:span></text:p>
          <text:p><text:span text:style-name="T6">k</text:span></text:p>
        </draw:polyline>
        <draw:connector draw:style-name="gr29" draw:layer="layout" svg:x1="2.821cm" svg:y1="6.649cm" svg:x2="2.29cm" svg:y2="4.985cm" draw:start-shape="id3" draw:start-glue-point="3" draw:end-shape="id4" draw:end-glue-point="2" svg:d="M2821 6649h-531v-1664">
          <text:p/>
        </draw:connector>
        <draw:connector draw:style-name="gr30" draw:layer="layout" svg:x1="7.893cm" svg:y1="6.412cm" svg:x2="5.201cm" svg:y2="6.39cm" svg:d="M7893 6412h-1596v-22h-1096">
          <text:p/>
        </draw:connector>
        <draw:rect draw:style-name="gr1" draw:layer="layout" svg:width="0.609cm" svg:height="0.355cm" svg:x="4.666cm" svg:y="6.224cm">
          <text:p/>
        </draw:rect>
        <draw:rect draw:style-name="gr25" draw:text-style-name="P5" xml:id="id3" draw:id="id3" draw:layer="layout" svg:width="2.521cm" svg:height="4.106cm" svg:x="2.821cm" svg:y="4.596cm">
          <text:p text:style-name="P4"><text:span text:style-name="T4">pRDp</text:span></text:p>
          <text:p text:style-name="P4"><text:span text:style-name="T5"><text:s text:c="4"/></text:span><text:span text:style-name="T5"><text:line-break/></text:span><text:span text:style-name="T5"> <text:s text:c="4"/></text:span><text:span text:style-name="T5">pReadPath</text:span><text:span text:style-name="T4"> </text:span></text:p>
        </draw:rect>
        <draw:frame draw:style-name="gr31" draw:text-style-name="P2" draw:layer="layout" svg:width="1.509cm" svg:height="0.445cm" svg:x="6.062cm" svg:y="5.742cm">
          <draw:text-box>
            <text:p><text:span text:style-name="T2">FwdCmd</text:span></text:p>
          </draw:text-box>
        </draw:frame>
        <draw:custom-shape draw:style-name="gr32" draw:text-style-name="P8" draw:layer="layout" svg:width="0.807cm" svg:height="0.367cm" svg:x="6.173cm" svg:y="6.218cm">
          <text:p text:style-name="P7"><text:span text:style-name="T7">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33" draw:text-style-name="P9" draw:layer="layout" svg:width="16.484cm" svg:height="0.559cm" svg:x="2.79cm" svg:y="1.091cm">
          <text:p><text:span text:style-name="T8">TAF </text:span></text:p>
        </draw:rect>
        <draw:frame draw:style-name="gr34" draw:text-style-name="P11" draw:layer="layout" svg:width="2.136cm" svg:height="0.436cm" svg:x="7.893cm" svg:y="6.997cm">
          <draw:text-box>
            <text:p text:style-name="P10"><text:span text:style-name="T9">{ 8800, 8802, 8803 }</text:span></text:p>
          </draw:text-box>
        </draw:frame>
        <draw:g>
          <draw:rect draw:style-name="gr25" draw:text-style-name="P5" draw:layer="layout" svg:width="1.607cm" svg:height="2.062cm" svg:x="5.18cm" svg:y="8.949cm">
            <text:p text:style-name="P4"><text:span text:style-name="T4">pLSn</text:span></text:p>
            <text:p text:style-name="P4"><text:span text:style-name="T5"><text:s text:c="4"/></text:span><text:span text:style-name="T5">pListen</text:span><text:span text:style-name="T4"> </text:span></text:p>
          </draw:rect>
          <draw:frame draw:style-name="gr35" draw:text-style-name="P13" draw:layer="layout" svg:width="1.483cm" svg:height="0.765cm" svg:x="5.279cm" svg:y="10.21cm">
            <draw:text-box>
              <text:p text:style-name="P12"><text:span text:style-name="T9">{ 8800, 8801,</text:span></text:p>
              <text:p text:style-name="P12"><text:span text:style-name="T9"><text:s text:c="2"/></text:span><text:span text:style-name="T9">8802, 8803,</text:span></text:p>
              <text:p text:style-name="P12"><text:span text:style-name="T9"><text:s text:c="2"/></text:span><text:span text:style-name="T9">5001, 5201 }</text:span></text:p>
            </draw:text-box>
          </draw:frame>
        </draw:g>
        <draw:frame draw:style-name="gr36" draw:text-style-name="P14" draw:layer="layout" svg:width="0.968cm" svg:height="0.527cm" svg:x="2.838cm" svg:y="6.12cm">
          <draw:text-box>
            <text:p text:style-name="P7"><text:span text:style-name="T9">{ 8800 }</text:span></text:p>
          </draw:text-box>
        </draw:frame>
        <draw:frame draw:style-name="gr37" draw:text-style-name="P14" draw:layer="layout" svg:width="1.006cm" svg:height="0.527cm" svg:x="4.2cm" svg:y="4.521cm">
          <draw:text-box>
            <text:p text:style-name="P7"><text:span text:style-name="T9">{ Others }</text:span></text:p>
          </draw:text-box>
        </draw:frame>
        <draw:connector draw:style-name="gr38" draw:layer="layout" svg:x1="18.994cm" svg:y1="6.687cm" svg:x2="19.654cm" svg:y2="6.022cm" draw:start-shape="id5" draw:start-glue-point="1" draw:end-shape="id6" draw:end-glue-point="2" svg:d="M18994 6687h660v-665">
          <text:p/>
        </draw:connector>
        <draw:polyline draw:style-name="gr28" draw:text-style-name="P6" xml:id="id6" draw:id="id6" draw:layer="layout" svg:width="0.659cm" svg:height="2.184cm" svg:x="19.324cm" svg:y="3.837cm" svg:viewBox="0 0 660 2185" draw:points="0,51 0,2185 660,2185 660,0">
          <text:p><text:span text:style-name="T6">G</text:span></text:p>
          <text:p><text:span text:style-name="T6">e</text:span></text:p>
          <text:p><text:span text:style-name="T6">n</text:span></text:p>
        </draw:polyline>
        <draw:connector draw:style-name="gr39" draw:layer="layout" draw:line-skew="-2.209cm" svg:x1="5.306cm" svg:y1="5.284cm" svg:x2="13.067cm" svg:y2="4.102cm" draw:start-shape="id7" draw:end-shape="id8" draw:end-glue-point="3" svg:d="M5306 5284h1671v-1182h6090">
          <text:p/>
        </draw:connector>
        <draw:custom-shape draw:style-name="gr32" draw:text-style-name="P8" draw:layer="layout" svg:width="0.807cm" svg:height="0.367cm" svg:x="8.373cm" svg:y="3.918cm">
          <text:p text:style-name="P7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2" draw:text-style-name="P8" draw:layer="layout" svg:width="0.807cm" svg:height="0.367cm" svg:x="8.478cm" svg:y="4.786cm">
          <text:p text:style-name="P7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40" draw:text-style-name="P15" draw:layer="layout" svg:width="2.195cm" svg:height="0.445cm" svg:x="7.661cm" svg:y="3.509cm">
          <draw:text-box>
            <text:p text:style-name="P7"><text:span text:style-name="T2">OpnSockReq</text:span></text:p>
          </draw:text-box>
        </draw:frame>
        <draw:frame draw:style-name="gr41" draw:text-style-name="P2" draw:layer="layout" svg:width="2.077cm" svg:height="0.445cm" svg:x="7.73cm" svg:y="4.327cm">
          <draw:text-box>
            <text:p><text:span text:style-name="T2">TxCountReq</text:span></text:p>
          </draw:text-box>
        </draw:frame>
        <draw:rect draw:style-name="gr1" xml:id="id8" draw:id="id8" draw:layer="layout" svg:width="0.609cm" svg:height="0.355cm" svg:x="13.067cm" svg:y="3.925cm">
          <text:p/>
        </draw:rect>
        <draw:rect draw:style-name="gr1" xml:id="id2" draw:id="id2" draw:layer="layout" svg:width="0.609cm" svg:height="0.355cm" svg:x="13.068cm" svg:y="4.826cm">
          <text:p/>
        </draw:rect>
        <draw:frame draw:style-name="gr36" draw:text-style-name="P14" xml:id="id7" draw:id="id7" draw:layer="layout" svg:width="0.968cm" svg:height="0.527cm" svg:x="4.338cm" svg:y="5.021cm">
          <draw:text-box>
            <text:p text:style-name="P7"><text:span text:style-name="T9">{ 8801 }</text:span></text:p>
          </draw:text-box>
        </draw:frame>
        <draw:rect draw:style-name="gr1" xml:id="id10" draw:id="id10" draw:layer="layout" svg:width="0.609cm" svg:height="0.355cm" svg:x="16.467cm" svg:y="5.926cm">
          <text:p/>
        </draw:rect>
        <draw:rect draw:style-name="gr1" xml:id="id12" draw:id="id12" draw:layer="layout" svg:width="0.609cm" svg:height="0.355cm" svg:x="16.468cm" svg:y="6.727cm">
          <text:p/>
        </draw:rect>
        <draw:frame draw:style-name="gr42" draw:text-style-name="P15" draw:layer="layout" svg:width="1.179cm" svg:height="0.445cm" svg:x="14.97cm" svg:y="6.311cm">
          <draw:text-box>
            <text:p text:style-name="P7"><text:span text:style-name="T2">SessId</text:span></text:p>
          </draw:text-box>
        </draw:frame>
        <draw:rect draw:style-name="gr1" xml:id="id9" draw:id="id9" draw:layer="layout" svg:width="0.609cm" svg:height="0.355cm" svg:x="14.067cm" svg:y="5.926cm">
          <text:p/>
        </draw:rect>
        <draw:rect draw:style-name="gr1" xml:id="id11" draw:id="id11" draw:layer="layout" svg:width="0.609cm" svg:height="0.355cm" svg:x="14.068cm" svg:y="6.727cm">
          <text:p/>
        </draw:rect>
        <draw:connector draw:style-name="gr29" draw:layer="layout" svg:x1="14.676cm" svg:y1="6.103cm" svg:x2="16.467cm" svg:y2="6.103cm" draw:start-shape="id9" draw:start-glue-point="1" draw:end-shape="id10" draw:end-glue-point="3" svg:d="M14676 6103h1791">
          <text:p/>
        </draw:connector>
        <draw:connector draw:style-name="gr29" draw:layer="layout" svg:x1="14.677cm" svg:y1="6.904cm" svg:x2="16.468cm" svg:y2="6.904cm" draw:start-shape="id11" draw:start-glue-point="1" draw:end-shape="id12" draw:end-glue-point="3" svg:d="M14677 6904h1791">
          <text:p/>
        </draw:connector>
        <draw:custom-shape draw:style-name="gr32" draw:text-style-name="P8" draw:layer="layout" svg:width="0.807cm" svg:height="0.367cm" svg:x="15.174cm" svg:y="5.919cm">
          <text:p text:style-name="P7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43" draw:text-style-name="P15" draw:layer="layout" svg:width="1.001cm" svg:height="0.445cm" svg:x="15.058cm" svg:y="5.51cm">
          <draw:text-box>
            <text:p text:style-name="P7"><text:span text:style-name="T2">DReq</text:span></text:p>
          </draw:text-box>
        </draw:frame>
        <draw:custom-shape draw:style-name="gr32" draw:text-style-name="P8" draw:layer="layout" svg:width="0.807cm" svg:height="0.367cm" svg:x="15.175cm" svg:y="6.72cm">
          <text:p text:style-name="P7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25" draw:text-style-name="P5" draw:layer="layout" svg:width="1.752cm" svg:height="6.958cm" svg:x="12.98cm" svg:y="3.047cm">
          <text:p text:style-name="P4"><text:span text:style-name="T4">pCOn</text:span></text:p>
          <text:p text:style-name="P4"><text:span text:style-name="T5"><text:s text:c="4"/></text:span><text:span text:style-name="T5">pConnet</text:span><text:span text:style-name="T4"> </text:span></text:p>
        </draw:rect>
        <draw:rect draw:style-name="gr25" draw:text-style-name="P5" xml:id="id5" draw:id="id5" draw:layer="layout" svg:width="2.521cm" svg:height="4.081cm" svg:x="16.473cm" svg:y="4.647cm">
          <text:p text:style-name="P4"><text:span text:style-name="T4">pWRp</text:span></text:p>
          <text:p text:style-name="P4"><text:span text:style-name="T5"><text:s text:c="4"/></text:span><text:span text:style-name="T5">pWritePath</text:span><text:span text:style-name="T4"> </text:span></text:p>
        </draw:rect>
        <draw:frame draw:style-name="gr36" draw:text-style-name="P14" draw:layer="layout" svg:width="0.968cm" svg:height="0.527cm" svg:x="18.038cm" svg:y="6.121cm">
          <draw:text-box>
            <text:p text:style-name="P7"><text:span text:style-name="T9">{ 8801 }</text:span></text:p>
          </draw:text-box>
        </draw:frame>
        <draw:g>
          <draw:line draw:style-name="gr21" draw:layer="layout" svg:x1="4.787cm" svg:y1="4.467cm" svg:x2="5.244cm" svg:y2="4.238cm">
            <text:p/>
          </draw:line>
          <draw:frame draw:style-name="gr22" draw:text-style-name="P3" draw:layer="layout" svg:width="0.417cm" svg:height="0.369cm" svg:x="4.962cm" svg:y="3.845cm">
            <draw:text-box>
              <text:p><text:span text:style-name="T3">16</text:span></text:p>
            </draw:text-box>
          </draw:frame>
        </draw:g>
        <draw:frame draw:style-name="gr17" draw:text-style-name="P2" draw:layer="layout" svg:width="2.567cm" svg:height="0.445cm" svg:x="4.63cm" svg:y="3.065cm">
          <draw:text-box>
            <text:p><text:span text:style-name="T2"><text:s/></text:span><text:span text:style-name="T2">soTAF_DatLen</text:span></text:p>
          </draw:text-box>
        </draw:frame>
        <draw:line draw:style-name="gr2" draw:layer="layout" svg:x1="17.987cm" svg:y1="1.641cm" svg:x2="18.023cm" svg:y2="4.647cm">
          <text:p/>
        </draw:line>
        <draw:g>
          <draw:line draw:style-name="gr21" draw:layer="layout" svg:x1="17.787cm" svg:y1="4.068cm" svg:x2="18.244cm" svg:y2="3.839cm">
            <text:p/>
          </draw:line>
          <draw:frame draw:style-name="gr22" draw:text-style-name="P3" draw:layer="layout" svg:width="0.417cm" svg:height="0.369cm" svg:x="17.962cm" svg:y="3.446cm">
            <draw:text-box>
              <text:p><text:span text:style-name="T3">16</text:span></text:p>
            </draw:text-box>
          </draw:frame>
        </draw:g>
        <draw:frame draw:style-name="gr18" draw:text-style-name="P2" draw:layer="layout" svg:width="2.444cm" svg:height="0.445cm" svg:x="17.728cm" svg:y="2.965cm">
          <draw:text-box>
            <text:p><text:span text:style-name="T2">siTAF_DatLen</text:span></text:p>
          </draw:text-box>
        </draw:frame>
        <draw:rect draw:style-name="gr33" draw:text-style-name="P9" draw:layer="layout" svg:width="16.51cm" svg:height="0.559cm" svg:x="2.79cm" svg:y="13.412cm">
          <text:p><text:span text:style-name="T8">SHELL</text:span></text:p>
        </draw:rect>
        <draw:rect draw:style-name="gr44" draw:text-style-name="P7" draw:layer="layout" svg:width="19.508cm" svg:height="12.886cm" svg:x="0.808cm" svg:y="1.057cm">
          <text:p text:style-name="P7">`</text:p>
        </draw:rect>
        <draw:g>
          <draw:rect draw:style-name="gr25" draw:text-style-name="P5" draw:layer="layout" svg:width="2.903cm" svg:height="1.092cm" svg:x="2.049cm" svg:y="10.451cm">
            <text:p text:style-name="P4"><text:span text:style-name="T4">pIRb</text:span></text:p>
            <text:p text:style-name="P4"><text:span text:style-name="T5"><text:s text:c="4"/></text:span><text:span text:style-name="T5">pInputReadBuffer</text:span><text:span text:style-name="T4"> </text:span></text:p>
          </draw:rect>
        </draw:g>
        <draw:custom-shape draw:style-name="gr32" draw:text-style-name="P8" draw:layer="layout" svg:width="0.889cm" svg:height="0.367cm" draw:transform="rotate (1.5707963267946) translate (3.093cm 10.181cm)">
          <text:p text:style-name="P8"><text:span text:style-name="T7">25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2" draw:text-style-name="P8" draw:layer="layout" svg:width="0.889cm" svg:height="0.367cm" draw:transform="rotate (1.5707963267946) translate (3.593cm 10.182cm)">
          <text:p text:style-name="P8"><text:span text:style-name="T7">25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g>
          <draw:rect draw:style-name="gr25" draw:text-style-name="P5" draw:layer="layout" svg:width="3.112cm" svg:height="1.088cm" svg:x="7.247cm" svg:y="9.702cm">
            <text:p text:style-name="P4"><text:span text:style-name="T4">pRNh</text:span></text:p>
            <text:p text:style-name="P4"><text:span text:style-name="T5"><text:s text:c="4"/></text:span><text:span text:style-name="T5">pReadNotifHandler</text:span><text:span text:style-name="T4"> </text:span></text:p>
          </draw:rect>
        </draw:g>
        <draw:g>
          <draw:rect draw:style-name="gr25" draw:text-style-name="P5" draw:layer="layout" svg:width="3.393cm" svg:height="1.088cm" svg:x="9.673cm" svg:y="11.208cm">
            <text:p text:style-name="P4"><text:span text:style-name="T4">pRRm</text:span></text:p>
            <text:p text:style-name="P4"><text:span text:style-name="T5"><text:s text:c="4"/></text:span><text:span text:style-name="T5">pReadRequestMover</text:span><text:span text:style-name="T4"> </text:span></text:p>
          </draw:rect>
        </draw:g>
        <draw:custom-shape draw:style-name="gr32" draw:text-style-name="P8" draw:layer="layout" svg:width="0.671cm" svg:height="0.367cm" draw:transform="rotate (1.5707963267946) translate (10.993cm 9.406cm)">
          <text:p text:style-name="P8"><text:span text:style-name="T7">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2" draw:text-style-name="P8" draw:layer="layout" svg:width="0.823cm" svg:height="0.367cm" draw:transform="rotate (1.5707963267946) translate (8.593cm 9.482cm)">
          <text:p text:style-name="P8"><text:span text:style-name="T7">6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5" draw:layer="layout" svg:x1="7.894cm" svg:y1="7.213cm" svg:x2="5.202cm" svg:y2="7.191cm" svg:d="M7894 7213h-1346v-22h-1346">
          <text:p/>
        </draw:connector>
        <draw:frame draw:style-name="gr31" draw:text-style-name="P2" draw:layer="layout" svg:width="1.526cm" svg:height="0.445cm" svg:x="6.022cm" svg:y="6.539cm">
          <draw:text-box>
            <text:p><text:span text:style-name="T2">Dequeue</text:span></text:p>
          </draw:text-box>
        </draw:frame>
        <draw:custom-shape draw:style-name="gr32" draw:text-style-name="P8" draw:layer="layout" svg:width="0.807cm" svg:height="0.367cm" svg:x="6.174cm" svg:y="7.019cm">
          <text:p text:style-name="P8"><text:span text:style-name="T7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.25cm" fo:margin-bottom="0.25cm" fo:margin-left="0.25cm" fo:margin-right="0.25cm" fo:page-width="21cm" fo:page-height="14.8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7H5M35S</meta:editing-duration>
    <meta:editing-cycles>212</meta:editing-cycles>
    <meta:generator>OpenOffice/4.1.6$Unix OpenOffice.org_project/416m1$Build-9790</meta:generator>
    <dc:date>2021-03-29T20:46:09</dc:date>
    <dc:creator>Francois Abel</dc:creator>
    <meta:printed-by>Francois Abel</meta:printed-by>
    <meta:print-date>2018-01-29T17:34:31.89</meta:print-date>
    <meta:document-statistic meta:object-count="151"/>
  </office:meta>
</office:document-meta>
</file>